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11" style:family="paragraph" style:parent-style-name="Standard">
      <style:text-properties style:font-name="Liberation Mono" fo:font-size="12pt" fo:background-color="transparent" style:font-size-asian="12pt" style:font-size-complex="12pt"/>
    </style:style>
    <style:style style:name="P12" style:family="paragraph" style:parent-style-name="Standard">
      <style:text-properties style:font-name="Liberation Mono" fo:font-size="12pt" officeooo:paragraph-rsid="002b62eb" fo:background-color="transparent" style:font-size-asian="12pt" style:font-size-complex="12pt"/>
    </style:style>
    <style:style style:name="P13" style:family="paragraph" style:parent-style-name="Standard">
      <style:text-properties style:font-name="Liberation Mono" fo:font-size="12pt" officeooo:paragraph-rsid="0056dd83" fo:background-color="transparent" style:font-size-asian="12pt" style:font-size-complex="12pt"/>
    </style:style>
    <style:style style:name="P14" style:family="paragraph" style:parent-style-name="Standard">
      <style:text-properties style:font-name="Liberation Mono" fo:font-size="12pt" officeooo:rsid="0043a41f" officeooo:paragraph-rsid="0043a41f" fo:background-color="transparent" style:font-size-asian="12pt" style:font-size-complex="12pt"/>
    </style:style>
    <style:style style:name="P15" style:family="paragraph" style:parent-style-name="Standard">
      <style:text-properties style:font-name="Liberation Mono" fo:font-size="12pt" officeooo:rsid="006327a4" officeooo:paragraph-rsid="006327a4" fo:background-color="transparent" style:font-size-asian="12pt" style:font-size-complex="12pt"/>
    </style:style>
    <style:style style:name="P16" style:family="paragraph" style:parent-style-name="Standard">
      <style:text-properties style:font-name="Liberation Mono" fo:font-size="12pt" officeooo:rsid="005fe486" officeooo:paragraph-rsid="006068aa" fo:background-color="transparent" style:font-size-asian="12pt" style:font-size-complex="12pt"/>
    </style:style>
    <style:style style:name="P17" style:family="paragraph" style:parent-style-name="Standard">
      <style:text-properties style:font-name="Liberation Mono" fo:font-size="12pt" officeooo:paragraph-rsid="005fe486" fo:background-color="transparent" style:font-size-asian="12pt" style:font-size-complex="12pt"/>
    </style:style>
    <style:style style:name="P18" style:family="paragraph" style:parent-style-name="Standard">
      <style:text-properties style:font-name="Liberation Mono" fo:font-size="12pt" officeooo:paragraph-rsid="006068aa" fo:background-color="transparent" style:font-size-asian="12pt" style:font-size-complex="12pt"/>
    </style:style>
    <style:style style:name="P19" style:family="paragraph" style:parent-style-name="Standard">
      <style:text-properties style:font-name="Liberation Mono" fo:font-size="12pt" style:font-size-asian="12pt" style:font-size-complex="12pt"/>
    </style:style>
    <style:style style:name="P20" style:family="paragraph" style:parent-style-name="Standard">
      <style:text-properties officeooo:paragraph-rsid="0056dd83"/>
    </style:style>
    <style:style style:name="P21" style:family="paragraph" style:parent-style-name="Standard">
      <style:text-properties officeooo:paragraph-rsid="0050e2cb"/>
    </style:style>
    <style:style style:name="P22" style:family="paragraph" style:parent-style-name="Standard">
      <style:text-properties officeooo:paragraph-rsid="0063744d"/>
    </style:style>
    <style:style style:name="P23" style:family="paragraph" style:parent-style-name="Standard">
      <style:text-properties officeooo:paragraph-rsid="00339b04"/>
    </style:style>
    <style:style style:name="P24" style:family="paragraph" style:parent-style-name="Standard">
      <style:text-properties officeooo:paragraph-rsid="00dcf973"/>
    </style:style>
    <style:style style:name="P25" style:family="paragraph" style:parent-style-name="Standard">
      <style:text-properties officeooo:paragraph-rsid="00de8e8a"/>
    </style:style>
    <style:style style:name="P26" style:family="paragraph" style:parent-style-name="Standard">
      <style:text-properties officeooo:paragraph-rsid="00e220e5"/>
    </style:style>
    <style:style style:name="P27" style:family="paragraph" style:parent-style-name="RFC_20_H1_20_-_20_no_20_TOC_20_no_20_num">
      <style:text-properties style:font-name="Liberation Mono" fo:font-size="12pt" fo:background-color="transparent" style:font-size-asian="12pt" style:font-size-complex="12pt"/>
    </style:style>
    <style:style style:name="P28"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29"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30" style:family="paragraph" style:parent-style-name="RFC_20_Figure">
      <style:paragraph-properties fo:margin-left="0cm" fo:margin-right="0cm" fo:text-indent="0cm" style:auto-text-indent="false"/>
      <style:text-properties style:font-name="Liberation Mono" fo:font-size="12pt" officeooo:paragraph-rsid="00bf1ef6" fo:background-color="transparent" style:font-size-asian="12pt" style:font-size-complex="12pt"/>
    </style:style>
    <style:style style:name="P31" style:family="paragraph" style:parent-style-name="RFC_20_Figure">
      <style:paragraph-properties fo:margin-left="0cm" fo:margin-right="0cm" fo:text-indent="0cm" style:auto-text-indent="false"/>
      <style:text-properties officeooo:paragraph-rsid="00bf1ef6"/>
    </style:style>
    <style:style style:name="P32" style:family="paragraph" style:parent-style-name="RFC_20_Figure">
      <style:paragraph-properties fo:margin-left="0cm" fo:margin-right="0cm" fo:text-indent="0cm" style:auto-text-indent="false"/>
      <style:text-properties officeooo:paragraph-rsid="00d12e08"/>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35"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36" style:family="paragraph" style:parent-style-name="Standard">
      <style:paragraph-properties fo:margin-left="0cm" fo:margin-right="0cm" fo:text-indent="0cm" style:auto-text-indent="false"/>
      <style:text-properties style:font-name="Liberation Mono" fo:font-size="12pt" officeooo:rsid="002f5a56" officeooo:paragraph-rsid="00adb7d1" fo:background-color="transparent" style:font-size-asian="12pt" style:font-size-complex="12pt"/>
    </style:style>
    <style:style style:name="P37"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38" style:family="paragraph" style:parent-style-name="Standard">
      <style:paragraph-properties fo:margin-left="0cm" fo:margin-right="0cm" fo:text-indent="0cm" style:auto-text-indent="false"/>
      <style:text-properties officeooo:paragraph-rsid="00cdc776"/>
    </style:style>
    <style:style style:name="P39" style:family="paragraph" style:parent-style-name="Standard">
      <style:paragraph-properties fo:margin-left="0cm" fo:margin-right="0cm" fo:text-indent="0cm" style:auto-text-indent="false"/>
      <style:text-properties officeooo:paragraph-rsid="00d12e08"/>
    </style:style>
    <style:style style:name="P40" style:family="paragraph" style:parent-style-name="Standard">
      <style:paragraph-properties fo:margin-left="0cm" fo:margin-right="0cm" fo:text-indent="0cm" style:auto-text-indent="fals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4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4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656db" fo:background-color="transparent" style:font-size-asian="12pt" style:font-size-complex="12pt"/>
    </style:style>
    <style:style style:name="P4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7254e" fo:background-color="transparent" style:font-size-asian="12pt" style:font-size-complex="12pt"/>
    </style:style>
    <style:style style:name="P4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45"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20c65" fo:background-color="transparent" style:font-size-asian="12pt" style:font-size-complex="12pt"/>
    </style:style>
    <style:style style:name="P46"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bbc3b" fo:background-color="transparent" style:font-size-asian="12pt" style:font-size-complex="12pt"/>
    </style:style>
    <style:style style:name="P47"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656db" fo:background-color="transparent" style:font-size-asian="12pt" style:font-size-complex="12pt"/>
    </style:style>
    <style:style style:name="P48"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7254e" fo:background-color="transparent" style:font-size-asian="12pt" style:font-size-complex="12pt"/>
    </style:style>
    <style:style style:name="P49"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50" style:family="paragraph" style:parent-style-name="Standard">
      <style:paragraph-properties fo:margin-left="0cm" fo:margin-right="0cm" fo:margin-top="0cm" fo:margin-bottom="0.021cm" loext:contextual-spacing="false" fo:line-height="100%" fo:text-indent="0cm" style:auto-text-indent="false"/>
      <style:text-properties officeooo:paragraph-rsid="00c20c65"/>
    </style:style>
    <style:style style:name="P51"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537232" officeooo:paragraph-rsid="0050e2cb" fo:background-color="transparent" style:font-name-asian="Batang" style:font-size-asian="12pt" style:font-name-complex="Courier New" style:font-size-complex="12pt" style:language-complex="ar" style:country-complex="SA"/>
    </style:style>
    <style:style style:name="P5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5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54"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55" style:family="paragraph" style:parent-style-name="Contents_20_1">
      <style:paragraph-properties>
        <style:tab-stops>
          <style:tab-stop style:position="18.288cm" style:type="right" style:leader-style="dotted" style:leader-text="."/>
        </style:tab-stops>
      </style:paragraph-properties>
    </style:style>
    <style:style style:name="P56"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57" style:family="paragraph" style:parent-style-name="Preformatted_20_Text">
      <style:text-properties style:use-window-font-color="true" style:font-name="Courier New" fo:font-size="12pt" fo:language="en" fo:country="US" officeooo:rsid="009c8a53" officeooo:paragraph-rsid="007b52e2" style:font-name-asian="Batang" style:font-size-asian="12pt" style:font-name-complex="Arial" style:font-size-complex="14pt" style:language-complex="ar" style:country-complex="SA" style:font-style-complex="italic" style:font-weight-complex="bold"/>
    </style:style>
    <style:style style:name="P58" style:family="paragraph" style:parent-style-name="Preformatted_20_Text">
      <style:text-properties style:font-name="Liberation Mono" fo:font-size="12pt" fo:background-color="transparent" style:font-size-asian="12pt" style:font-size-complex="12pt"/>
    </style:style>
    <style:style style:name="P59" style:family="paragraph" style:parent-style-name="Preformatted_20_Text">
      <style:text-properties style:font-name="Liberation Mono" fo:font-size="12pt" officeooo:paragraph-rsid="002b55d3" fo:background-color="transparent" style:font-size-asian="12pt" style:font-size-complex="12pt"/>
    </style:style>
    <style:style style:name="P60"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61" style:family="paragraph" style:parent-style-name="Preformatted_20_Text">
      <style:text-properties style:font-name="Liberation Mono" fo:font-size="12pt" style:font-size-asian="12pt" style:font-size-complex="12pt"/>
    </style:style>
    <style:style style:name="P62" style:family="paragraph" style:parent-style-name="Preformatted_20_Text">
      <style:text-properties style:font-name="Liberation Mono" fo:font-size="12pt" officeooo:paragraph-rsid="007b52e2" style:font-size-asian="12pt" style:font-size-complex="12pt"/>
    </style:style>
    <style:style style:name="P63" style:family="paragraph" style:parent-style-name="Preformatted_20_Text">
      <style:text-properties style:font-name="Liberation Mono" fo:font-size="12pt" officeooo:paragraph-rsid="00d25be9" style:font-size-asian="12pt" style:font-size-complex="12pt"/>
    </style:style>
    <style:style style:name="P64"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65"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66" style:family="paragraph" style:parent-style-name="RFC_20_Figure">
      <style:text-properties style:font-name="Liberation Mono" fo:font-size="12pt" officeooo:paragraph-rsid="0035d64b" fo:background-color="transparent" style:font-size-asian="12pt" style:font-size-complex="12pt"/>
    </style:style>
    <style:style style:name="P67"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68" style:family="paragraph" style:parent-style-name="RFC_20_Figure">
      <style:text-properties style:font-name="Liberation Mono" fo:font-size="12pt" officeooo:paragraph-rsid="00d12e08" fo:background-color="transparent" style:font-size-asian="12pt" style:font-size-complex="12pt"/>
    </style:style>
    <style:style style:name="P69" style:family="paragraph" style:parent-style-name="RFC_20_Figure">
      <style:text-properties officeooo:paragraph-rsid="00d12e08"/>
    </style:style>
    <style:style style:name="P7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7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7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74"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5"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76"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77"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ab71a2" officeooo:paragraph-rsid="00ab71a2" fo:background-color="transparent" style:font-name-asian="Batang" style:font-size-asian="12pt" style:font-name-complex="Courier New" style:font-size-complex="12pt" style:language-complex="ar" style:country-complex="SA"/>
    </style:style>
    <style:style style:name="P78"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79"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80" style:family="paragraph" style:parent-style-name="Standard">
      <style:paragraph-properties fo:margin-top="0cm" fo:margin-bottom="0.021cm" loext:contextual-spacing="false" fo:line-height="100%"/>
      <style:text-properties style:font-name="Liberation Mono" fo:font-size="12pt" officeooo:rsid="004496ed" officeooo:paragraph-rsid="00b592e3" fo:background-color="transparent" style:font-size-asian="12pt" style:font-size-complex="12pt"/>
    </style:style>
    <style:style style:name="P81"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d348cc" fo:background-color="transparent" style:font-size-asian="12pt" style:font-size-complex="12pt"/>
    </style:style>
    <style:style style:name="P82" style:family="paragraph" style:parent-style-name="Standard">
      <style:paragraph-properties fo:margin-top="0cm" fo:margin-bottom="0.021cm" loext:contextual-spacing="false" fo:line-height="100%"/>
      <style:text-properties style:font-name="Liberation Mono" fo:font-size="12pt" officeooo:rsid="004496ed" officeooo:paragraph-rsid="00d36e13" fo:background-color="transparent" style:font-size-asian="12pt" style:font-size-complex="12pt"/>
    </style:style>
    <style:style style:name="P83"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84"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85"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d348cc" fo:background-color="transparent" style:font-size-asian="12pt" style:font-size-complex="12pt"/>
    </style:style>
    <style:style style:name="P86"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87"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88" style:family="paragraph" style:parent-style-name="Standard">
      <style:paragraph-properties fo:margin-top="0cm" fo:margin-bottom="0.021cm" loext:contextual-spacing="false" fo:line-height="100%"/>
      <style:text-properties style:font-name="Liberation Mono" fo:font-size="12pt" officeooo:rsid="0043a41f" officeooo:paragraph-rsid="00d348cc" fo:background-color="transparent" style:font-size-asian="12pt" style:font-size-complex="12pt"/>
    </style:style>
    <style:style style:name="P89" style:family="paragraph" style:parent-style-name="Standard">
      <style:paragraph-properties fo:margin-top="0cm" fo:margin-bottom="0.021cm" loext:contextual-spacing="false" fo:line-height="100%"/>
      <style:text-properties style:font-name="Liberation Mono" fo:font-size="12pt" officeooo:rsid="0043a41f" officeooo:paragraph-rsid="00d36e13" fo:background-color="transparent" style:font-size-asian="12pt" style:font-size-complex="12pt"/>
    </style:style>
    <style:style style:name="P90" style:family="paragraph" style:parent-style-name="Standard">
      <style:paragraph-properties fo:margin-top="0cm" fo:margin-bottom="0.021cm" loext:contextual-spacing="false" fo:line-height="100%"/>
      <style:text-properties style:font-name="Liberation Mono" fo:font-size="12pt" officeooo:rsid="0043a41f" officeooo:paragraph-rsid="00d656db" fo:background-color="transparent" style:font-size-asian="12pt" style:font-size-complex="12pt"/>
    </style:style>
    <style:style style:name="P91" style:family="paragraph" style:parent-style-name="Standard">
      <style:paragraph-properties fo:margin-top="0cm" fo:margin-bottom="0.021cm" loext:contextual-spacing="false" fo:line-height="100%"/>
      <style:text-properties style:font-name="Liberation Mono" fo:font-size="12pt" officeooo:rsid="0043a41f" officeooo:paragraph-rsid="00d7254e" fo:background-color="transparent" style:font-size-asian="12pt" style:font-size-complex="12pt"/>
    </style:style>
    <style:style style:name="P92"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93"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94"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95" style:family="paragraph" style:parent-style-name="Standard">
      <style:paragraph-properties fo:margin-top="0cm" fo:margin-bottom="0.021cm" loext:contextual-spacing="false" fo:line-height="100%"/>
      <style:text-properties officeooo:paragraph-rsid="00b3acc4"/>
    </style:style>
    <style:style style:name="P96" style:family="paragraph" style:parent-style-name="Contents_20_2">
      <style:paragraph-properties>
        <style:tab-stops>
          <style:tab-stop style:position="18.288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99"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100"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101" style:family="paragraph" style:parent-style-name="Heading_20_1">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102" style:family="paragraph" style:parent-style-name="Heading_20_1">
      <style:text-properties style:font-name="Liberation Mono" fo:font-size="12pt" fo:background-color="transparent" style:font-size-asian="12pt" style:font-size-complex="12pt"/>
    </style:style>
    <style:style style:name="P103" style:family="paragraph" style:parent-style-name="Heading_20_1">
      <style:text-properties officeooo:rsid="00dcf973" officeooo:paragraph-rsid="00dcf973"/>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106" style:family="paragraph" style:parent-style-name="Heading_20_2">
      <style:text-properties style:font-name="Liberation Mono" fo:font-size="12pt" fo:background-color="transparent" style:font-size-asian="12pt" style:font-size-complex="12pt"/>
    </style:style>
    <style:style style:name="P107" style:family="paragraph" style:parent-style-name="Heading_20_2">
      <style:text-properties style:font-name="Liberation Mono" fo:font-size="12pt" officeooo:paragraph-rsid="0056dd83" fo:background-color="transparent" style:font-size-asian="12pt" style:font-size-complex="12pt"/>
    </style:style>
    <style:style style:name="P108"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109" style:family="paragraph" style:parent-style-name="Heading_20_2">
      <style:text-properties style:use-window-font-color="true" style:font-name="Liberation Mono" fo:font-size="12pt" fo:language="en" fo:country="US" officeooo:rsid="007f0e14" fo:background-color="transparent" style:font-name-asian="Batang" style:font-size-asian="12pt" style:font-name-complex="Courier New" style:font-size-complex="12pt" style:language-complex="ar" style:country-complex="SA"/>
    </style:style>
    <style:style style:name="P110"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111" style:family="paragraph" style:parent-style-name="Heading_20_2">
      <style:paragraph-properties fo:margin-left="0cm" fo:margin-right="0cm" fo:text-indent="0cm" style:auto-text-indent="false"/>
    </style:style>
    <style:style style:name="P112" style:family="paragraph" style:parent-style-name="Heading_20_2">
      <style:paragraph-properties fo:break-before="page"/>
      <style:text-properties style:font-name="Liberation Mono" fo:font-size="12pt" fo:background-color="transparent" style:font-size-asian="12pt" style:font-size-complex="12pt"/>
    </style:style>
    <style:style style:name="P113"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114" style:family="paragraph" style:parent-style-name="Standard">
      <style:text-properties officeooo:rsid="00dcf973" officeooo:paragraph-rsid="00dcf973"/>
    </style:style>
    <style:style style:name="P115" style:family="paragraph" style:parent-style-name="Standard">
      <style:paragraph-properties fo:margin-left="0cm" fo:margin-right="0cm" fo:text-indent="0cm" style:auto-text-indent="false"/>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dcf973"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de25fe"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df72fe"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e220e5"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e4faf0"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adb7d1"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8"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9" style:family="text">
      <style:text-properties style:use-window-font-color="true" style:font-name="Liberation Mono" fo:font-size="12pt" fo:language="en" fo:country="US" officeooo:rsid="007f0e14" fo:background-color="transparent" loext:char-shading-value="0" style:font-name-asian="Batang" style:font-size-asian="12pt" style:font-name-complex="Courier New" style:font-size-complex="12pt" style:language-complex="ar" style:country-complex="SA"/>
    </style:style>
    <style:style style:name="T30" style:family="text">
      <style:text-properties style:use-window-font-color="true" style:font-name="Liberation Mono" fo:font-size="12pt" fo:language="en" fo:country="US" officeooo:rsid="00cd9cf0" fo:background-color="transparent" loext:char-shading-value="0" style:font-name-asian="Batang" style:font-size-asian="12pt" style:font-name-complex="Courier New" style:font-size-complex="12pt" style:language-complex="ar" style:country-complex="SA"/>
    </style:style>
    <style:style style:name="T31" style:family="text">
      <style:text-properties style:use-window-font-color="true" style:font-name="Liberation Mono" fo:font-size="12pt" fo:language="en" fo:country="US" officeooo:rsid="00cdc776" fo:background-color="transparent" loext:char-shading-value="0" style:font-name-asian="Batang" style:font-size-asian="12pt" style:font-name-complex="Courier New" style:font-size-complex="12pt" style:language-complex="ar" style:country-complex="SA"/>
    </style:style>
    <style:style style:name="T32" style:family="text">
      <style:text-properties style:use-window-font-color="true" style:font-name="Liberation Mono" fo:font-size="12pt" fo:language="en" fo:country="US" officeooo:rsid="00339b04" fo:background-color="transparent" loext:char-shading-value="0" style:font-name-asian="Batang" style:font-size-asian="12pt" style:font-name-complex="Courier New" style:font-size-complex="12pt" style:language-complex="ar" style:country-complex="SA"/>
    </style:style>
    <style:style style:name="T33" style:family="text">
      <style:text-properties style:use-window-font-color="true" style:font-name="Liberation Mono" fo:font-size="12pt" fo:language="en" fo:country="US" officeooo:rsid="0035918a" fo:background-color="transparent" loext:char-shading-value="0" style:font-name-asian="Batang" style:font-size-asian="12pt" style:font-name-complex="Courier New" style:font-size-complex="12pt" style:language-complex="ar" style:country-complex="SA"/>
    </style:style>
    <style:style style:name="T34" style:family="text">
      <style:text-properties style:use-window-font-color="true" style:font-name="Liberation Mono" fo:font-size="12pt" fo:language="en" fo:country="US" officeooo:rsid="00cfa8bf" fo:background-color="transparent" loext:char-shading-value="0" style:font-name-asian="Batang" style:font-size-asian="12pt" style:font-name-complex="Courier New" style:font-size-complex="12pt" style:language-complex="ar" style:country-complex="SA"/>
    </style:style>
    <style:style style:name="T35" style:family="text">
      <style:text-properties style:use-window-font-color="true" style:font-name="Liberation Mono" fo:font-size="12pt" fo:language="en" fo:country="US" officeooo:rsid="00537232" fo:background-color="transparent" loext:char-shading-value="0" style:font-name-asian="Batang" style:font-size-asian="12pt" style:font-name-complex="Courier New" style:font-size-complex="12pt" style:language-complex="ar" style:country-complex="SA"/>
    </style:style>
    <style:style style:name="T36" style:family="text">
      <style:text-properties style:use-window-font-color="true" style:font-name="Liberation Mono" fo:font-size="12pt" fo:language="en" fo:country="US" officeooo:rsid="00d74fad" fo:background-color="transparent" loext:char-shading-value="0" style:font-name-asian="Batang" style:font-size-asian="12pt" style:font-name-complex="Courier New" style:font-size-complex="12pt" style:language-complex="ar" style:country-complex="SA"/>
    </style:style>
    <style:style style:name="T37" style:family="text">
      <style:text-properties style:use-window-font-color="true" style:font-name="Liberation Mono" fo:font-size="12pt" fo:language="en" fo:country="US" officeooo:rsid="00e3fc92" fo:background-color="transparent" loext:char-shading-value="0" style:font-name-asian="Batang" style:font-size-asian="12pt" style:font-name-complex="Courier New" style:font-size-complex="12pt" style:language-complex="ar" style:country-complex="SA"/>
    </style:style>
    <style:style style:name="T38"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39" style:family="text">
      <style:text-properties style:use-window-font-color="true" fo:language="en" fo:country="US" style:font-name-asian="Batang" style:font-name-complex="Courier New" style:language-complex="ar" style:country-complex="SA"/>
    </style:style>
    <style:style style:name="T40" style:family="text">
      <style:text-properties style:use-window-font-color="true" fo:language="en" fo:country="US" officeooo:rsid="0052dceb" style:font-name-asian="Batang" style:font-name-complex="Courier New" style:language-complex="ar" style:country-complex="SA"/>
    </style:style>
    <style:style style:name="T41" style:family="text">
      <style:text-properties style:use-window-font-color="true" fo:language="en" fo:country="US" officeooo:rsid="005fe486" style:font-name-asian="Batang" style:font-name-complex="Courier New" style:language-complex="ar" style:country-complex="SA"/>
    </style:style>
    <style:style style:name="T42" style:family="text">
      <style:text-properties style:use-window-font-color="true" fo:language="en" fo:country="US" officeooo:rsid="006068aa" style:font-name-asian="Batang" style:font-name-complex="Courier New" style:language-complex="ar" style:country-complex="SA"/>
    </style:style>
    <style:style style:name="T43" style:family="text">
      <style:text-properties style:use-window-font-color="true" fo:language="en" fo:country="US" officeooo:rsid="00622ffc" style:font-name-asian="Batang" style:font-name-complex="Courier New" style:language-complex="ar" style:country-complex="SA"/>
    </style:style>
    <style:style style:name="T44" style:family="text">
      <style:text-properties style:use-window-font-color="true" fo:language="en" fo:country="US" officeooo:rsid="00a4114d" style:font-name-asian="Batang" style:font-name-complex="Courier New" style:language-complex="ar" style:country-complex="SA"/>
    </style:style>
    <style:style style:name="T45" style:family="text">
      <style:text-properties style:use-window-font-color="true" fo:language="en" fo:country="US" officeooo:rsid="00ab71a2" style:font-name-asian="Batang" style:font-name-complex="Courier New" style:language-complex="ar" style:country-complex="SA"/>
    </style:style>
    <style:style style:name="T46" style:family="text">
      <style:text-properties style:use-window-font-color="true" fo:language="en" fo:country="US" officeooo:rsid="0043a41f" style:font-name-asian="Batang" style:font-name-complex="Courier New" style:language-complex="ar" style:country-complex="SA"/>
    </style:style>
    <style:style style:name="T47" style:family="text">
      <style:text-properties style:use-window-font-color="true" fo:language="en" fo:country="US" officeooo:rsid="00a7f6ce" style:font-name-asian="Batang" style:font-name-complex="Courier New" style:language-complex="ar" style:country-complex="SA"/>
    </style:style>
    <style:style style:name="T48" style:family="text">
      <style:text-properties style:use-window-font-color="true" fo:language="en" fo:country="US" officeooo:rsid="00b144d6" style:font-name-asian="Batang" style:font-name-complex="Courier New" style:language-complex="ar" style:country-complex="SA"/>
    </style:style>
    <style:style style:name="T49" style:family="text">
      <style:text-properties style:use-window-font-color="true" fo:language="en" fo:country="US" officeooo:rsid="00baa29d" style:font-name-asian="Batang" style:font-name-complex="Courier New" style:language-complex="ar" style:country-complex="SA"/>
    </style:style>
    <style:style style:name="T50" style:family="text">
      <style:text-properties style:use-window-font-color="true" fo:language="en" fo:country="US" officeooo:rsid="00d348cc" style:font-name-asian="Batang" style:font-name-complex="Courier New" style:language-complex="ar" style:country-complex="SA"/>
    </style:style>
    <style:style style:name="T51" style:family="text">
      <style:text-properties style:use-window-font-color="true" fo:language="en" fo:country="US" officeooo:rsid="00a29c78" style:font-name-asian="Batang" style:font-name-complex="Courier New" style:language-complex="ar" style:country-complex="SA"/>
    </style:style>
    <style:style style:name="T52" style:family="text">
      <style:text-properties style:use-window-font-color="true" fo:language="en" fo:country="US" officeooo:rsid="00d7254e" style:font-name-asian="Batang" style:font-name-complex="Courier New" style:language-complex="ar" style:country-complex="SA"/>
    </style:style>
    <style:style style:name="T53" style:family="text">
      <style:text-properties style:use-window-font-color="true" fo:language="en" fo:country="US" officeooo:rsid="00e3fc92" style:font-name-asian="Batang" style:font-name-complex="Courier New" style:language-complex="ar" style:country-complex="SA"/>
    </style:style>
    <style:style style:name="T54" style:family="text">
      <style:text-properties style:use-window-font-color="true" fo:language="en" fo:country="US" officeooo:rsid="00e4ca80" style:font-name-asian="Batang" style:font-name-complex="Courier New" style:language-complex="ar" style:country-complex="SA"/>
    </style:style>
    <style:style style:name="T55"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56" style:family="text">
      <style:text-properties style:use-window-font-color="true" fo:language="en" fo:country="US" officeooo:rsid="00175317" style:font-name-asian="Times New Roman" style:font-name-complex="Courier New" style:language-complex="ar" style:country-complex="SA"/>
    </style:style>
    <style:style style:name="T57" style:family="text">
      <style:text-properties style:use-window-font-color="true" fo:language="en" fo:country="US" officeooo:rsid="001ecaff" style:font-name-asian="Noto Sans Mono CJK SC" style:font-name-complex="Liberation Mono" style:language-complex="ar" style:country-complex="SA"/>
    </style:style>
    <style:style style:name="T58" style:family="text">
      <style:text-properties officeooo:rsid="00177abc"/>
    </style:style>
    <style:style style:name="T59" style:family="text">
      <style:text-properties fo:language="none" fo:country="none" style:language-asian="none" style:country-asian="none"/>
    </style:style>
    <style:style style:name="T60" style:family="text">
      <style:text-properties style:font-name-complex="Times New Roman"/>
    </style:style>
    <style:style style:name="T61" style:family="text">
      <style:text-properties officeooo:rsid="002b62eb"/>
    </style:style>
    <style:style style:name="T62" style:family="text">
      <style:text-properties officeooo:rsid="002f5a56"/>
    </style:style>
    <style:style style:name="T63" style:family="text">
      <style:text-properties officeooo:rsid="003129a2"/>
    </style:style>
    <style:style style:name="T64" style:family="text">
      <style:text-properties officeooo:rsid="0035918a"/>
    </style:style>
    <style:style style:name="T65" style:family="text">
      <style:text-properties officeooo:rsid="0035d64b"/>
    </style:style>
    <style:style style:name="T66" style:family="text">
      <style:text-properties officeooo:rsid="00371002"/>
    </style:style>
    <style:style style:name="T67" style:family="text">
      <style:text-properties officeooo:rsid="0038a35d"/>
    </style:style>
    <style:style style:name="T68" style:family="text">
      <style:text-properties officeooo:rsid="0039089b"/>
    </style:style>
    <style:style style:name="T69" style:family="text">
      <style:text-properties officeooo:rsid="0039e9a2"/>
    </style:style>
    <style:style style:name="T70" style:family="text">
      <style:text-properties officeooo:rsid="004496ed"/>
    </style:style>
    <style:style style:name="T71" style:family="text">
      <style:text-properties officeooo:rsid="0050e216"/>
    </style:style>
    <style:style style:name="T72" style:family="text">
      <style:text-properties officeooo:rsid="0054d959"/>
    </style:style>
    <style:style style:name="T73" style:family="text">
      <style:text-properties officeooo:rsid="005fe486"/>
    </style:style>
    <style:style style:name="T74" style:family="text">
      <style:text-properties officeooo:rsid="0068c1d8"/>
    </style:style>
    <style:style style:name="T75" style:family="text">
      <style:text-properties style:font-name="Liberation Mono" fo:font-size="12pt" fo:background-color="transparent" loext:char-shading-value="0" style:font-size-asian="12pt" style:font-size-complex="12pt"/>
    </style:style>
    <style:style style:name="T76" style:family="text">
      <style:text-properties style:font-name="Liberation Mono" fo:font-size="12pt" officeooo:rsid="00758442" fo:background-color="transparent" loext:char-shading-value="0" style:font-size-asian="12pt" style:font-size-complex="12pt"/>
    </style:style>
    <style:style style:name="T77" style:family="text">
      <style:text-properties style:font-name="Liberation Mono" fo:font-size="12pt" officeooo:rsid="0050e216" fo:background-color="transparent" loext:char-shading-value="0" style:font-size-asian="12pt" style:font-size-complex="12pt"/>
    </style:style>
    <style:style style:name="T78" style:family="text">
      <style:text-properties style:font-name="Liberation Mono" fo:font-size="12pt" officeooo:rsid="0087ff2e" fo:background-color="transparent" loext:char-shading-value="0" style:font-size-asian="12pt" style:font-size-complex="12pt"/>
    </style:style>
    <style:style style:name="T79" style:family="text">
      <style:text-properties style:font-name="Liberation Mono" fo:font-size="12pt" officeooo:rsid="0050e2cb" fo:background-color="transparent" loext:char-shading-value="0" style:font-size-asian="12pt" style:font-size-complex="12pt"/>
    </style:style>
    <style:style style:name="T80" style:family="text">
      <style:text-properties style:font-name="Liberation Mono" fo:font-size="12pt" officeooo:rsid="0043a41f" fo:background-color="transparent" loext:char-shading-value="0" style:font-size-asian="12pt" style:font-size-complex="12pt"/>
    </style:style>
    <style:style style:name="T81" style:family="text">
      <style:text-properties style:font-name="Liberation Mono" fo:font-size="12pt" officeooo:rsid="0087bcbc" fo:background-color="transparent" loext:char-shading-value="0" style:font-size-asian="12pt" style:font-size-complex="12pt"/>
    </style:style>
    <style:style style:name="T82" style:family="text">
      <style:text-properties style:font-name="Liberation Mono" fo:font-size="12pt" officeooo:rsid="00a4114d" fo:background-color="transparent" loext:char-shading-value="0" style:font-size-asian="12pt" style:font-size-complex="12pt"/>
    </style:style>
    <style:style style:name="T83" style:family="text">
      <style:text-properties style:font-name="Liberation Mono" fo:font-size="12pt" officeooo:rsid="0052dceb" fo:background-color="transparent" loext:char-shading-value="0" style:font-size-asian="12pt" style:font-size-complex="12pt"/>
    </style:style>
    <style:style style:name="T84" style:family="text">
      <style:text-properties style:font-name="Liberation Mono" fo:font-size="12pt" officeooo:rsid="002f5a56" fo:background-color="transparent" loext:char-shading-value="0" style:font-size-asian="12pt" style:font-size-complex="12pt"/>
    </style:style>
    <style:style style:name="T85" style:family="text">
      <style:text-properties style:font-name="Liberation Mono" fo:font-size="12pt" officeooo:rsid="00adb7d1" fo:background-color="transparent" loext:char-shading-value="0" style:font-size-asian="12pt" style:font-size-complex="12pt"/>
    </style:style>
    <style:style style:name="T86" style:family="text">
      <style:text-properties style:font-name="Liberation Mono" fo:font-size="12pt" officeooo:rsid="003129a2" fo:background-color="transparent" loext:char-shading-value="0" style:font-size-asian="12pt" style:font-size-complex="12pt"/>
    </style:style>
    <style:style style:name="T87" style:family="text">
      <style:text-properties style:font-name="Liberation Mono" fo:font-size="12pt" officeooo:rsid="0039089b" fo:background-color="transparent" loext:char-shading-value="0" style:font-size-asian="12pt" style:font-size-complex="12pt"/>
    </style:style>
    <style:style style:name="T88" style:family="text">
      <style:text-properties style:font-name="Liberation Mono" fo:font-size="12pt" officeooo:rsid="008289a1" fo:background-color="transparent" loext:char-shading-value="0" style:font-size-asian="12pt" style:font-size-complex="12pt"/>
    </style:style>
    <style:style style:name="T89" style:family="text">
      <style:text-properties style:font-name="Liberation Mono" fo:font-size="12pt" officeooo:rsid="0038a35d" fo:background-color="transparent" loext:char-shading-value="0" style:font-size-asian="12pt" style:font-size-complex="12pt"/>
    </style:style>
    <style:style style:name="T90" style:family="text">
      <style:text-properties style:font-name="Liberation Mono" fo:font-size="12pt" officeooo:rsid="003b7ba2" fo:background-color="transparent" loext:char-shading-value="0" style:font-size-asian="12pt" style:font-size-complex="12pt"/>
    </style:style>
    <style:style style:name="T91" style:family="text">
      <style:text-properties style:font-name="Liberation Mono" fo:font-size="12pt" officeooo:rsid="0068c1d8" fo:background-color="transparent" loext:char-shading-value="0" style:font-size-asian="12pt" style:font-size-complex="12pt"/>
    </style:style>
    <style:style style:name="T92" style:family="text">
      <style:text-properties style:font-name="Liberation Mono" fo:font-size="12pt" officeooo:rsid="00b2c025" fo:background-color="transparent" loext:char-shading-value="0" style:font-size-asian="12pt" style:font-size-complex="12pt"/>
    </style:style>
    <style:style style:name="T93" style:family="text">
      <style:text-properties style:font-name="Liberation Mono" fo:font-size="12pt" officeooo:rsid="00339b04" fo:background-color="transparent" loext:char-shading-value="0" style:font-size-asian="12pt" style:font-size-complex="12pt"/>
    </style:style>
    <style:style style:name="T94" style:family="text">
      <style:text-properties style:font-name="Liberation Mono" fo:font-size="12pt" officeooo:rsid="0035918a" fo:background-color="transparent" loext:char-shading-value="0" style:font-size-asian="12pt" style:font-size-complex="12pt"/>
    </style:style>
    <style:style style:name="T95" style:family="text">
      <style:text-properties style:font-name="Liberation Mono" fo:font-size="12pt" officeooo:rsid="00e3fc92" fo:background-color="transparent" loext:char-shading-value="0" style:font-size-asian="12pt" style:font-size-complex="12pt"/>
    </style:style>
    <style:style style:name="T96"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97"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98"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99" style:family="text">
      <style:text-properties officeooo:rsid="002ea3cc"/>
    </style:style>
    <style:style style:name="T100" style:family="text">
      <style:text-properties officeooo:rsid="0076acb1"/>
    </style:style>
    <style:style style:name="T101" style:family="text">
      <style:text-properties officeooo:rsid="007737ca"/>
    </style:style>
    <style:style style:name="T102" style:family="text">
      <style:text-properties officeooo:rsid="00779478"/>
    </style:style>
    <style:style style:name="T103" style:family="text">
      <style:text-properties officeooo:rsid="007b52e2"/>
    </style:style>
    <style:style style:name="T104" style:family="text">
      <style:text-properties officeooo:rsid="008289a1"/>
    </style:style>
    <style:style style:name="T105" style:family="text">
      <style:text-properties officeooo:rsid="0082c75b"/>
    </style:style>
    <style:style style:name="T106" style:family="text">
      <style:text-properties officeooo:rsid="0083a6ef"/>
    </style:style>
    <style:style style:name="T107" style:family="text">
      <style:text-properties officeooo:rsid="0087ff2e"/>
    </style:style>
    <style:style style:name="T108" style:family="text">
      <style:text-properties officeooo:rsid="00895ad5"/>
    </style:style>
    <style:style style:name="T109" style:family="text">
      <style:text-properties officeooo:rsid="00a20f8c"/>
    </style:style>
    <style:style style:name="T110" style:family="text">
      <style:text-properties officeooo:rsid="00a29c78"/>
    </style:style>
    <style:style style:name="T111" style:family="text">
      <style:text-properties officeooo:rsid="00a4114d"/>
    </style:style>
    <style:style style:name="T112" style:family="text">
      <style:text-properties officeooo:rsid="00a41ed9"/>
    </style:style>
    <style:style style:name="T113" style:family="text">
      <style:text-properties officeooo:rsid="00a7f6ce"/>
    </style:style>
    <style:style style:name="T114" style:family="text">
      <style:text-properties officeooo:rsid="00abbee8"/>
    </style:style>
    <style:style style:name="T115" style:family="text">
      <style:text-properties officeooo:rsid="00b62160"/>
    </style:style>
    <style:style style:name="T116" style:family="text">
      <style:text-properties officeooo:rsid="00b78e16"/>
    </style:style>
    <style:style style:name="T117" style:family="text">
      <style:text-properties officeooo:rsid="00bf1ef6"/>
    </style:style>
    <style:style style:name="T118" style:family="text">
      <style:text-properties officeooo:rsid="00d12e08"/>
    </style:style>
    <style:style style:name="T119" style:family="text">
      <style:text-properties officeooo:rsid="00d348cc"/>
    </style:style>
    <style:style style:name="T120" style:family="text">
      <style:text-properties officeooo:rsid="00d36e13"/>
    </style:style>
    <style:style style:name="T121" style:family="text">
      <style:text-properties officeooo:rsid="00d51f1e"/>
    </style:style>
    <style:style style:name="T122" style:family="text">
      <style:text-properties officeooo:rsid="00d7254e"/>
    </style:style>
    <style:style style:name="T123" style:family="text">
      <style:text-properties officeooo:rsid="00dcf973"/>
    </style:style>
    <style:style style:name="T124" style:family="text">
      <style:text-properties officeooo:rsid="00de25fe"/>
    </style:style>
    <style:style style:name="T125" style:family="text">
      <style:text-properties officeooo:rsid="00de8e8a"/>
    </style:style>
    <style:style style:name="T126" style:family="text">
      <style:text-properties officeooo:rsid="00df72fe"/>
    </style:style>
    <style:style style:name="T127" style:family="text">
      <style:text-properties officeooo:rsid="00e4faf0"/>
    </style:style>
    <style:style style:name="T128"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text:bookmark-start text:name="__RefHeading___Toc1402_3553032141"/><text:line-break/><text:span text:style-name="T56">ChatOS Protocol : Anonymized direct TCP chat service</text:span><text:bookmark-end text:name="__RefHeading___Toc1402_3553032141"/></text:h>
      <text:p text:style-name="P27"/>
      <text:p text:style-name="P28">Abstract</text:p>
      <text:p text:style-name="P12"><text:span text:style-name="T61">This note describes the ChatOs Protocol (COP), a protocol used in ChatOS Application to route messages </text:span><text:span text:style-name="T99">in TCP</text:span><text:span text:style-name="T61">. COP can provides private connexion between two users or a public connexion to send messages for all users. <text:s/></text:span></text:p>
      <text:p text:style-name="P27"/>
      <text:p text:style-name="P34">Summary</text:p>
      <text:p text:style-name="P59"><text:span text:style-name="T57">The ChatOs protocol</text:span> is a very simple protocol used to <text:span text:style-name="T57">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7" text:outline-level="1">Table of Contents</text:h>
          </text:index-title>
          <text:p text:style-name="P55"><text:a xlink:type="simple" xlink:href="#__RefHeading___Toc1402_3553032141" text:style-name="Index_20_Link" text:visited-style-name="Index_20_Link"><text:s/>ChatOS Protocol : Anonymized direct TCP chat service<text:tab/>1</text:a></text:p>
          <text:p text:style-name="P55"><text:a xlink:type="simple" xlink:href="#__RefHeading___Toc258322660" text:style-name="Index_20_Link" text:visited-style-name="Index_20_Link">1. <text:s/>Purpose<text:tab/>3</text:a></text:p>
          <text:p text:style-name="P55"><text:a xlink:type="simple" xlink:href="#__RefHeading___Toc1700_49307221" text:style-name="Index_20_Link" text:visited-style-name="Index_20_Link">2. <text:s/>Overview of the protocol<text:tab/>3</text:a></text:p>
          <text:p text:style-name="P96"><text:a xlink:type="simple" xlink:href="#__RefHeading___Toc1702_49307221" text:style-name="Index_20_Link" text:visited-style-name="Index_20_Link">2.1. <text:s/>Clients<text:tab/>3</text:a></text:p>
          <text:p text:style-name="P96"><text:a xlink:type="simple" xlink:href="#__RefHeading___Toc1704_49307221" text:style-name="Index_20_Link" text:visited-style-name="Index_20_Link">2.2. <text:s/>Client identification<text:tab/>3</text:a></text:p>
          <text:p text:style-name="P96"><text:a xlink:type="simple" xlink:href="#__RefHeading___Toc1706_49307221" text:style-name="Index_20_Link" text:visited-style-name="Index_20_Link">2.3. <text:s/>Message<text:tab/>3</text:a></text:p>
          <text:p text:style-name="P96"><text:a xlink:type="simple" xlink:href="#__RefHeading___Toc1708_49307221" text:style-name="Index_20_Link" text:visited-style-name="Index_20_Link">2.4. <text:s/>One-to-one communication<text:tab/>4</text:a></text:p>
          <text:p text:style-name="P96"><text:a xlink:type="simple" xlink:href="#__RefHeading___Toc1710_49307221" text:style-name="Index_20_Link" text:visited-style-name="Index_20_Link">2.5. <text:s/>One-to-all<text:tab/>4</text:a></text:p>
          <text:p text:style-name="P96"><text:a xlink:type="simple" xlink:href="#__RefHeading___Toc1258_1475481904" text:style-name="Index_20_Link" text:visited-style-name="Index_20_Link">2.6. Private connection<text:tab/>4</text:a></text:p>
          <text:p text:style-name="P96"><text:a xlink:type="simple" xlink:href="#__RefHeading___Toc1310_3396013024" text:style-name="Index_20_Link" text:visited-style-name="Index_20_Link">2.7. Client commands<text:tab/>5</text:a></text:p>
          <text:p text:style-name="P55"><text:a xlink:type="simple" xlink:href="#__RefHeading___Toc2065_3553032141" text:style-name="Index_20_Link" text:visited-style-name="Index_20_Link">3. <text:s/>Implementation details<text:tab/>5</text:a></text:p>
          <text:p text:style-name="P96"><text:a xlink:type="simple" xlink:href="#__RefHeading___Toc1276_2782654226" text:style-name="Index_20_Link" text:visited-style-name="Index_20_Link">3.1. <text:s/>Data representation:<text:tab/>5</text:a></text:p>
          <text:p text:style-name="P96"><text:a xlink:type="simple" xlink:href="#__RefHeading___Toc2067_3553032141" text:style-name="Index_20_Link" text:visited-style-name="Index_20_Link">3.2. <text:s/>Introduction<text:tab/>6</text:a></text:p>
          <text:p text:style-name="P96"><text:a xlink:type="simple" xlink:href="#__RefHeading___Toc904_3548497938" text:style-name="Index_20_Link" text:visited-style-name="Index_20_Link">3.3.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96"><text:a xlink:type="simple" xlink:href="#__RefHeading___Toc910_3548497938" text:style-name="Index_20_Link" text:visited-style-name="Index_20_Link">3.4. <text:s/>Identification<text:tab/>6</text:a></text:p>
          <text:p text:style-name="P96"><text:a xlink:type="simple" xlink:href="#__RefHeading___Toc912_3548497938" text:style-name="Index_20_Link" text:visited-style-name="Index_20_Link">3.5. <text:s/>Private connection with an other client<text:tab/>7</text:a></text:p>
          <text:p text:style-name="P96"><text:a xlink:type="simple" xlink:href="#__RefHeading___Toc1714_49307221" text:style-name="Index_20_Link" text:visited-style-name="Index_20_Link">3.6. <text:s/>Send a public message<text:tab/>8</text:a></text:p>
          <text:p text:style-name="P96"><text:a xlink:type="simple" xlink:href="#__RefHeading___Toc1716_49307221" text:style-name="Index_20_Link" text:visited-style-name="Index_20_Link">3.7. <text:s/>Send a private message<text:tab/>8</text:a></text:p>
          <text:p text:style-name="P55"><text:a xlink:type="simple" xlink:href="#__RefHeading___Toc1222_2840222820" text:style-name="Index_20_Link" text:visited-style-name="Index_20_Link">4. <text:s/>Normal Termination<text:tab/>9</text:a></text:p>
          <text:p text:style-name="P55"><text:a xlink:type="simple" xlink:href="#__RefHeading___Toc1224_2840222820" text:style-name="Index_20_Link" text:visited-style-name="Index_20_Link">5. <text:s/>Premature Termination<text:tab/>9</text:a></text:p>
          <text:p text:style-name="P55"><text:a xlink:type="simple" xlink:href="#__RefHeading___Toc1352_1475481904" text:style-name="Index_20_Link" text:visited-style-name="Index_20_Link">6. <text:s text:c="2"/>Known concerns<text:tab/>10</text:a></text:p>
          <text:p text:style-name="P96"><text:a xlink:type="simple" xlink:href="#__RefHeading___Toc1354_1475481904" text:style-name="Index_20_Link" text:visited-style-name="Index_20_Link">6.1. <text:s/>identification<text:tab/>10</text:a></text:p>
        </text:index-body>
      </text:table-of-content>
      <text:p text:style-name="P60"/>
      <text:p text:style-name="P60"/>
      <text:p text:style-name="P60"/>
      <text:p text:style-name="P54"/>
      <text:h text:style-name="P105" text:outline-level="1" text:is-list-header="true"/>
      <text:h text:style-name="P100" text:outline-level="1"><text:bookmark-start text:name="__RefHeading___Toc258322660"/>Purpose<text:bookmark-end text:name="__RefHeading___Toc258322660"/></text:h>
      <text:p text:style-name="P56">The ChatOs Protocol is intended to be used for the</text:p>
      <text:p text:style-name="Preformatted_20_Text"><text:span text:style-name="T75">transmission of messages between </text:span><text:span text:style-name="T38">clients</text:span><text:span text:style-name="T75">. <text:s/>It may also be used for</text:span></text:p>
      <text:p text:style-name="P58">the local message system of a network or host.</text:p>
      <text:p text:style-name="P58"/>
      <text:p text:style-name="P58">The focus here is on the internal mechanisms to transmit messages,</text:p>
      <text:p text:style-name="P58">rather than the external interface to users. These will be both new</text:p>
      <text:p text:style-name="P58">programs designed to work with this system and old programs designed</text:p>
      <text:p text:style-name="P64">to work with earlier systems.</text:p>
      <text:p text:style-name="P64"/>
      <text:h text:style-name="P102" text:outline-level="1"><text:bookmark-start text:name="__RefHeading___Toc1700_49307221"/>Overview of the protocol<text:bookmark-end text:name="__RefHeading___Toc1700_49307221"/></text:h>
      <text:p text:style-name="P11"><text:tab/></text:p>
      <text:h text:style-name="P106" text:outline-level="2"><text:bookmark-start text:name="__RefHeading___Toc1702_49307221"/>Clients<text:bookmark-end text:name="__RefHeading___Toc1702_49307221"/></text:h>
      <text:p text:style-name="P11">A client is defined in the eyes of the server by a nickname and an IP address. The nickname is c<text:span text:style-name="T100">h</text:span>osen by the user during <text:span text:style-name="T101">his</text:span> first connection, it must not be larger than the maximum size imposed by the server and must not be offensive or rude. Each user has his own nickname and must therefore be unique for better identification.</text:p>
      <text:p text:style-name="P11"/>
      <text:h text:style-name="P106" text:outline-level="2"><text:bookmark-start text:name="__RefHeading___Toc1704_49307221"/>Client identification<text:bookmark-end text:name="__RefHeading___Toc1704_49307221"/></text:h>
      <text:p text:style-name="P11">Clients are subject to a level of identification. An nickname lookup (and reverse check on this) is performed for all connections made to the server in order to avoid collisions with other nicknames which can lead to identification difficulties. <text:s/>Users are currently not subjected to a password check. Even if these checks are possible on all connections although the password check is currently not being set by the protocol. </text:p>
      <text:p text:style-name="P11"/>
      <text:h text:style-name="P106" text:outline-level="2"><text:bookmark-start text:name="__RefHeading___Toc1706_49307221"/>Message<text:bookmark-end text:name="__RefHeading___Toc1706_49307221"/></text:h>
      <text:p text:style-name="P11">Server and clients send each other messages wich may or may not generate a reply.</text:p>
      <text:p text:style-name="P11">When a server receive a message, it MUST identify its source using (eventually assumed) nickname. If the nickname cannot be found in the <text:soft-page-break/>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102">2</text:span></text:a><text:a xlink:type="simple" xlink:href="#2.2.Client authentication|outline" text:style-name="Internet_20_link" text:visited-style-name="Visited_20_Internet_20_Link">]</text:a></text:p>
      <text:p text:style-name="P11">ChatOs messages are always lines of characters and these messages SHALL NOT exceed 512 characters in length. There is no provision for continuation message lines.</text:p>
      <text:p text:style-name="P11"/>
      <text:p text:style-name="P11"/>
      <text:h text:style-name="P106" text:outline-level="2"><text:bookmark-start text:name="__RefHeading___Toc1708_49307221"/>One-to-one communication<text:bookmark-end text:name="__RefHeading___Toc1708_49307221"/></text:h>
      <text:p text:style-name="P20"><text:span text:style-name="T75">Communication on a one-to-one basis is usually only performed by clients. To send a private message you have to </text:span><text:span text:style-name="T97">choose to whom to send the message</text:span><text:span text:style-name="T98">.</text:span><text:span text:style-name="T96"> </text:span><text:span text:style-name="T98">In order to</text:span><text:span text:style-name="T75"> provide a secure means for clients to talk to each other, it is required that </text:span><text:span text:style-name="T15">the server</text:span><text:span text:style-name="T75"> </text:span><text:span text:style-name="T76">is</text:span><text:span text:style-name="T75"> able to send a message in exactly one direction in order to reach any client. </text:span></text:p>
      <text:p text:style-name="P13">Example : A message between clients 1 and 2 is only seen by server A, which sends it straight to client 2.</text:p>
      <text:p text:style-name="P13">With this way, this provide a secure manner of exchanging messages with another client.</text:p>
      <text:p text:style-name="P13"/>
      <text:h text:style-name="P107" text:outline-level="2"><text:bookmark-start text:name="__RefHeading___Toc1710_49307221"/>One-to-all<text:bookmark-end text:name="__RefHeading___Toc1710_49307221"/><text:bookmark text:name="One-to-one"/></text:h>
      <text:p text:style-name="P19"><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19"/>
      <text:h text:style-name="P111" text:outline-level="2" text:is-list-header="true"><text:bookmark-start text:name="__RefHeading___Toc1258_1475481904"/>2.6. Private connection<text:bookmark-end text:name="__RefHeading___Toc1258_1475481904"/></text:h>
      <text:p text:style-name="P37"><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p text:style-name="P37"/>
      <text:p text:style-name="P37"/>
      <text:p text:style-name="P37"/>
      <text:h text:style-name="P111" text:outline-level="2" text:is-list-header="true"><text:bookmark-start text:name="__RefHeading___Toc1310_3396013024"/><text:soft-page-break/><text:span text:style-name="T114">2.7. </text:span>Client commands<text:bookmark-end text:name="__RefHeading___Toc1310_3396013024"/></text:h>
      <text:p text:style-name="P33"><text:tab/>all the <text:span text:style-name="T10">below</text:span>-mentioned <text:span text:style-name="T10">commands</text:span> are <text:span text:style-name="T10">automatically parsed at each new <text:tab/>instance</text:span></text:p>
      <text:p text:style-name="P33"><text:s text:c="3"/>if the command does not start with / or @, it is interpreted as a <text:tab/><text:span text:style-name="T128">public message</text:span>.</text:p>
      <text:p text:style-name="P33"><text:s text:c="3"/>if the command is of the form @login message, the rest of the command <text:tab/>is interpreted as a <text:span text:style-name="T128">private message</text:span> for the login user.</text:p>
      <text:p text:style-name="P33"><text:s text:c="3"/>if the command is of the form /login file, the client will make a <text:tab/><text:span text:style-name="T128">private connection request</text:span> for the login client if this connection <text:tab/>has not already been established. Once the connection is established, <text:tab/>it will make a GET file request in the HTTP protocol. If file has the <text:tab/>extension txt, it will be displayed and if not, it will be saved in <text:tab/>the directory specified at the start;</text:p>
      <text:p text:style-name="P33"><text:s text:c="3"/>At both ends of a private connection, the client behaves like an HTTP <text:tab/>server: it responds to GET requests by serving the resources in the <text:tab/>directory specified as an argument.</text:p>
      <text:p text:style-name="P39"><text:tab/><text:span text:style-name="T118">Note: The commands available to clients depend on the context they <text:tab/>are in to avoid sending packets that are inconsistent with the <text:tab/>client's state.</text:span></text:p>
      <text:p text:style-name="P39"><text:tab/>For example, a client cannot select the option to send a public <text:tab/>message without being connected to the server first<text:tab/></text:p>
      <text:p text:style-name="P36"/>
      <text:p text:style-name="P36"/>
      <text:h text:style-name="P101" text:outline-level="1"><text:bookmark-start text:name="__RefHeading___Toc2065_3553032141"/>Implementation details<text:bookmark-end text:name="__RefHeading___Toc2065_3553032141"/></text:h>
      <text:p text:style-name="P40"/>
      <text:h text:style-name="P109" text:outline-level="2"><text:bookmark-start text:name="__RefHeading___Toc1276_2782654226"/>Data representation:<text:bookmark-end text:name="__RefHeading___Toc1276_2782654226"/></text:h>
      <text:p text:style-name="P38"><text:span text:style-name="T29"><text:tab/>Integers (I</text:span><text:span text:style-name="T30">nt</text:span><text:span text:style-name="T29">) </text:span><text:span text:style-name="T31">are</text:span><text:span text:style-name="T29"> 4 signed bytes and </text:span><text:span text:style-name="T31">Bytes</text:span><text:span text:style-name="T29"> (</text:span><text:span text:style-name="T31">Byte</text:span><text:span text:style-name="T29">) </text:span><text:span text:style-name="T31">represents </text:span><text:span text:style-name="T29">bytes.<text:tab/>Strings (S</text:span><text:span text:style-name="T31">tring</text:span><text:span text:style-name="T29">) are encoded in UTF-8 and preceded by the size of <text:tab/>their representation in bytes on an I</text:span><text:span text:style-name="T31">nt in every packets which a</text:span><text:span text:style-name="T29">re <text:s/><text:tab/>all transmitted in BigEndian.<text:tab/></text:span></text:p>
      <text:p text:style-name="P40"/>
      <text:h text:style-name="P110" text:outline-level="2"><text:bookmark-start text:name="__RefHeading___Toc2067_3553032141"/><text:soft-page-break/>Introduction<text:bookmark-end text:name="__RefHeading___Toc2067_3553032141"/></text:h>
      <text:p text:style-name="P23"><text:span text:style-name="T93">To ensure the anonymity of </text:span><text:span text:style-name="T34">each clients</text:span><text:span text:style-name="T93">, the server </text:span><text:span text:style-name="T32">redirects</text:span><text:span text:style-name="T93"> the messages </text:span><text:span text:style-name="T94">provide by the </text:span><text:span text:style-name="T33">sender</text:span><text:span text:style-name="T93"> with it’s own connection </text:span><text:span text:style-name="T94">to the </text:span><text:span text:style-name="T33">receiver</text:span><text:span text:style-name="T93">.</text:span></text:p>
      <text:list xml:id="list1098073915" text:style-name="List_20_1">
        <text:list-header>
          <text:p text:style-name="P113"/>
        </text:list-header>
      </text:list>
      <text:h text:style-name="P106" text:outline-level="2"><text:bookmark-start text:name="__RefHeading___Toc904_3548497938"/><text:span text:style-name="T55">OP</text:span><text:span text:style-name="T65"> packet </text:span><text:span text:style-name="T64"><text:s/><text:tab/><text:tab/> </text:span><text:bookmark-end text:name="__RefHeading___Toc904_3548497938"/></text:h>
      <text:p text:style-name="P65">| OP Code <text:s text:c="2"/>| <text:s text:c="14"/>Description <text:s text:c="16"/>|</text:p>
      <text:p text:style-name="P66">+-----------<text:span text:style-name="T63">|-</text:span>------------------------------------------+</text:p>
      <text:p text:style-name="P66">| <text:span text:style-name="T63">0</text:span> <text:s text:c="8"/><text:span text:style-name="T62">| </text:span><text:span text:style-name="T68">Connection request with the server <text:s text:c="7"/></text:span>|</text:p>
      <text:p text:style-name="P67">| 1 <text:s text:c="8"/>| Connection acceptance <text:s text:c="20"/>|</text:p>
      <text:p text:style-name="P67">| 2 <text:s text:c="8"/>| Connection refusal <text:s text:c="23"/><text:span text:style-name="T105">|</text:span></text:p>
      <text:p text:style-name="P29"><text:span text:style-name="T63"><text:s text:c="3"/>| </text:span><text:span text:style-name="T104">3</text:span><text:span text:style-name="T63"> <text:s text:c="8"/></text:span><text:span text:style-name="T62">| </text:span><text:span text:style-name="T69">C</text:span><text:span text:style-name="T66">onnection request </text:span><text:span text:style-name="T67">with a </text:span><text:span text:style-name="T69">specific user</text:span><text:span text:style-name="T67"> <text:s text:c="2"/>|</text:span></text:p>
      <text:p text:style-name="P31"><text:span text:style-name="T75"><text:s text:c="3"/>| </text:span><text:span text:style-name="T88">4</text:span><text:span text:style-name="T75"> <text:s text:c="8"/></text:span><text:span text:style-name="T84">| </text:span><text:span text:style-name="T28">Public message <text:s text:c="19"/></text:span><text:span text:style-name="T90"><text:s text:c="8"/></text:span><text:span text:style-name="T75">|</text:span><text:span text:style-name="T91"> <text:s/></text:span></text:p>
      <text:p text:style-name="P30"><text:span text:style-name="T74"><text:s text:c="3"/></text:span><text:span text:style-name="T117">| 5 <text:s text:c="8"/>| Private message <text:s text:c="26"/>|</text:span><text:span text:style-name="T74"> <text:s text:c="28"/></text:span></text:p>
      <text:p text:style-name="P35"><text:s text:c="3"/>+-------------------------------------------------------+</text:p>
      <text:p text:style-name="P99"/>
      <text:h text:style-name="P106" text:outline-level="2"><text:bookmark-start text:name="__RefHeading___Toc910_3548497938"/><text:bookmark text:name="_Ref86156304"/><text:bookmark text:name="_Ref86156292"/><text:bookmark text:name="_Ref86333103"/>Identification<text:bookmark-end text:name="__RefHeading___Toc910_3548497938"/></text:h>
      <text:p text:style-name="P14">In ChatOS the first step for a<text:span text:style-name="T72">n</text:span> user is to start a connection with the server. The user send a packet with the OPCode 0:</text:p>
      <text:p text:style-name="P79"/>
      <text:p text:style-name="P79"><text:s text:c="18"/>Byte <text:s text:c="9"/><text:span text:style-name="T110">Int <text:s text:c="13"/></text:span>String</text:p>
      <text:p text:style-name="P83"><text:s text:c="15"/><text:span text:style-name="T71">+</text:span>-------<text:span text:style-name="T71">+</text:span>-------------------<text:span text:style-name="T110">+--------------+</text:span></text:p>
      <text:p text:style-name="P41"><text:s text:c="18"/>| <text:s text:c="2"/>0 <text:s text:c="2"/>| <text:s text:c="2"/><text:span text:style-name="T110">nickname_size</text:span> <text:s text:c="2"/><text:span text:style-name="T110">|</text:span> <text:s text:c="2"/><text:span text:style-name="T103">nickname</text:span> <text:s text:c="2"/>|</text:p>
      <text:p text:style-name="P41"/>
      <text:p text:style-name="P74"/>
      <text:p text:style-name="P70">If the <text:span text:style-name="T106">nickname</text:span> is already use by an other user or it’s does </text:p>
      <text:p text:style-name="P70">not respect the rules (too long, prohibited characters), </text:p>
      <text:p text:style-name="P70">the server does not allowed <text:span text:style-name="T106">the</text:span> connection <text:span text:style-name="T106">and send a connection <text:tab/>refusal packet.</text:span></text:p>
      <text:p text:style-name="P70"/>
      <text:p text:style-name="P81"><text:s text:c="2"/><text:tab/><text:tab/><text:tab/><text:tab/><text:tab/><text:tab/>Byte <text:s text:c="9"/><text:span text:style-name="T110">Int <text:s text:c="10"/></text:span>String</text:p>
      <text:p text:style-name="P88"><text:s text:c="15"/><text:span text:style-name="T71">+</text:span>-------<text:span text:style-name="T71">+</text:span>-----------------<text:span text:style-name="T110">+------------+</text:span></text:p>
      <text:p text:style-name="P85"><text:s text:c="15"/>| <text:s text:c="2"/><text:span text:style-name="T119">2</text:span> <text:s text:c="2"/>| <text:s text:c="2"/><text:span text:style-name="T119">sender</text:span><text:span text:style-name="T110">_size</text:span> <text:s text:c="2"/><text:span text:style-name="T110">|</text:span> <text:s text:c="2"/><text:span text:style-name="T119">sender</text:span> <text:s text:c="2"/>|</text:p>
      <text:p text:style-name="P52"><text:s text:c="2"/></text:p>
      <text:p text:style-name="P71"/>
      <text:p text:style-name="P73">However, if the server accept then it send a connection acceptance packet indicating the client that he is free to come <text:span text:style-name="T109">and now connected</text:span>. </text:p>
      <text:p text:style-name="P72"/>
      <text:p text:style-name="P82"><text:soft-page-break/><text:s text:c="18"/>Byte <text:s text:c="8"/><text:span text:style-name="T110">Int <text:s text:c="10"/></text:span>String</text:p>
      <text:p text:style-name="P89"><text:s text:c="15"/><text:span text:style-name="T71">+</text:span>-------<text:span text:style-name="T71">+</text:span>-----------------<text:span text:style-name="T110">+------------+</text:span></text:p>
      <text:p text:style-name="P89"><text:s text:c="15"/>| <text:s text:c="2"/><text:span text:style-name="T121">1</text:span> <text:s text:c="2"/>| <text:s text:c="2"/><text:span text:style-name="T120">sender</text:span><text:span text:style-name="T110">_size</text:span> <text:s text:c="2"/><text:span text:style-name="T110">|</text:span> <text:s text:c="2"/><text:span text:style-name="T120">sender</text:span> <text:s text:c="2"/>|</text:p>
      <text:p text:style-name="P53"/>
      <text:p text:style-name="P53"><text:s text:c="4"/></text:p>
      <text:h text:style-name="P108" text:outline-level="2"><text:bookmark-start text:name="__RefHeading___Toc912_3548497938"/>Private connection with an other client<text:bookmark-end text:name="__RefHeading___Toc912_3548497938"/></text:h>
      <text:p text:style-name="P21"><text:span text:style-name="T77">The ChatOS specificity </text:span><text:span text:style-name="T78">is</text:span><text:span text:style-name="T77"> to have </text:span><text:span text:style-name="T16">establish a</text:span><text:span text:style-name="T77"> private connection between two users.</text:span></text:p>
      <text:p text:style-name="P21"><text:span text:style-name="T77">For this, the client will </text:span><text:span text:style-name="T16">first ask the other client</text:span><text:span text:style-name="T77"> and send a private connection request </text:span><text:span text:style-name="T79">packet </text:span><text:span text:style-name="T95">through the server which will send it to the other client after that</text:span><text:span text:style-name="T79">:</text:span><text:span text:style-name="T77"> </text:span></text:p>
      <text:p text:style-name="P44"><text:s text:c="4"/>Byte <text:s text:c="5"/><text:span text:style-name="T111">Int <text:s text:c="10"/></text:span>String <text:s text:c="8"/><text:span text:style-name="T112">Int <text:s text:c="10"/>String</text:span></text:p>
      <text:p text:style-name="P84"><text:span text:style-name="T111">+</text:span>---<text:span text:style-name="T113">+</text:span>-------------<text:span text:style-name="T113">+</text:span>--------------<text:span text:style-name="T113">+</text:span>-------------<text:span text:style-name="T113">+</text:span>----------------<text:span text:style-name="T111">+</text:span></text:p>
      <text:p text:style-name="P49"><text:span text:style-name="T80"><text:s text:c="3"/>| </text:span><text:span text:style-name="T81">3</text:span><text:span text:style-name="T80"> | </text:span><text:span text:style-name="T82">S_nick_size |</text:span><text:span text:style-name="T20"> </text:span><text:span text:style-name="T21">sender</text:span><text:span text:style-name="T83"> </text:span><text:span text:style-name="T22">login</text:span><text:span text:style-name="T80"> | </text:span><text:span text:style-name="T82">R_nick_size | receiver </text:span><text:span text:style-name="T22">login</text:span><text:span text:style-name="T82"> |</text:span></text:p>
      <text:p text:style-name="P51"/>
      <text:p text:style-name="P45"><text:s/><text:tab/> <text:s text:c="16"/><text:tab/><text:tab/></text:p>
      <text:p text:style-name="P50"><text:span text:style-name="T20"><text:tab/>I</text:span><text:span text:style-name="T35">f it’s a negative response, </text:span><text:span text:style-name="T37">the client send back a connection <text:tab/>refusal packet to</text:span><text:span text:style-name="T35"> the server </text:span><text:span text:style-name="T37">which is responsible to transmit it to <text:tab/>the sender client.</text:span><text:span text:style-name="T36"> </text:span></text:p>
      <text:p text:style-name="P46"><text:tab/><text:tab/><text:tab/><text:tab/><text:tab/><text:tab/><text:tab/> <text:s text:c="3"/><text:tab/><text:tab/> <text:s text:c="2"/></text:p>
      <text:p text:style-name="P47"><text:tab/><text:tab/><text:tab/><text:tab/><text:tab/><text:tab/>Byte <text:s text:c="9"/><text:span text:style-name="T110">Int <text:s text:c="10"/></text:span>String</text:p>
      <text:p text:style-name="P90"><text:s text:c="12"/><text:span text:style-name="T71">+</text:span>-------<text:span text:style-name="T71">+</text:span>-----------------<text:span text:style-name="T110">+------------+</text:span></text:p>
      <text:p text:style-name="P42"><text:span text:style-name="T40"><text:s text:c="15"/>| <text:s text:c="2"/></text:span><text:span text:style-name="T50">2</text:span><text:span text:style-name="T40"> <text:s text:c="2"/>| <text:s text:c="2"/></text:span><text:span text:style-name="T50">sender</text:span><text:span text:style-name="T51">_size</text:span><text:span text:style-name="T40"> <text:s text:c="2"/></text:span><text:span text:style-name="T51">|</text:span><text:span text:style-name="T40"> <text:s text:c="2"/></text:span><text:span text:style-name="T50">sender</text:span><text:span text:style-name="T40"> <text:s text:c="2"/>|</text:span></text:p>
      <text:p text:style-name="P75"/>
      <text:p text:style-name="P76"/>
      <text:p text:style-name="P76"/>
      <text:p text:style-name="P92"><text:span text:style-name="T39">However if the response is positive then the </text:span><text:span text:style-name="T45">receiver client send a connection acceptance packet to the se</text:span><text:span text:style-name="T53">r</text:span><text:span text:style-name="T45">ver who transmit this packet to the sender client </text:span><text:span text:style-name="T54">enabling now a new transparent TCP connection between the two client passing through the server</text:span><text:span text:style-name="T45">.</text:span></text:p>
      <text:p text:style-name="P77"/>
      <text:p text:style-name="P92"><text:span text:style-name="T45"><text:tab/><text:tab/></text:span><text:span text:style-name="T39"> </text:span></text:p>
      <text:p text:style-name="P48"><text:s text:c="3"/><text:tab/><text:tab/><text:tab/><text:tab/><text:tab/><text:span text:style-name="T122">B</text:span>yte <text:s text:c="9"/><text:span text:style-name="T110">Int <text:s text:c="10"/></text:span>String</text:p>
      <text:p text:style-name="P91"><text:s text:c="12"/><text:span text:style-name="T71">+</text:span>-------<text:span text:style-name="T71">+</text:span>-----------------<text:span text:style-name="T110">+------------+</text:span></text:p>
      <text:p text:style-name="P43"><text:span text:style-name="T40"><text:s text:c="15"/>| <text:s text:c="2"/></text:span><text:span text:style-name="T52">1</text:span><text:span text:style-name="T40"> <text:s text:c="2"/>| <text:s text:c="2"/></text:span><text:span text:style-name="T50">sender</text:span><text:span text:style-name="T51">_size</text:span><text:span text:style-name="T40"> <text:s text:c="2"/></text:span><text:span text:style-name="T51">|</text:span><text:span text:style-name="T40"> <text:s text:c="2"/></text:span><text:span text:style-name="T50">sender</text:span><text:span text:style-name="T40"> <text:s text:c="2"/>|</text:span></text:p>
      <text:h text:style-name="P112" text:outline-level="2"><text:bookmark-start text:name="__RefHeading___Toc1714_49307221"/>Send a public message<text:bookmark-end text:name="__RefHeading___Toc1714_49307221"/></text:h>
      <text:p text:style-name="P17"><text:span text:style-name="T73">When a client is connected into ChatOs, </text:span><text:span text:style-name="T107">he</text:span><text:span text:style-name="T73"> can send a message for all connected </text:span><text:span text:style-name="T41">users</text:span><text:span text:style-name="T73">.</text:span></text:p>
      <text:p text:style-name="P16">The client send a packet with the OP code <text:span text:style-name="T108">6 and his message coded in UTF8 charset</text:span>: </text:p>
      <text:p text:style-name="P94"><text:span text:style-name="T70"><text:s/>Byte <text:s text:c="5"/></text:span><text:span text:style-name="T111">Int <text:s text:c="9"/></text:span><text:span text:style-name="T70">String <text:s text:c="8"/></text:span><text:span text:style-name="T112">Int <text:s text:c="8"/>String</text:span></text:p>
      <text:p text:style-name="P86"><text:span text:style-name="T111">+</text:span>---<text:span text:style-name="T113">+</text:span>-------------<text:span text:style-name="T113">+</text:span>--------------<text:span text:style-name="T113">+</text:span>--------------<text:span text:style-name="T113">+</text:span>---------<text:span text:style-name="T111">+</text:span></text:p>
      <text:p text:style-name="P94"><text:span text:style-name="T46">| </text:span><text:span text:style-name="T49">4</text:span><text:span text:style-name="T46"> | </text:span><text:span text:style-name="T44">S_nick_size |</text:span><text:span text:style-name="T40"> </text:span><text:span text:style-name="T44">sender</text:span><text:span text:style-name="T40"> </text:span><text:span text:style-name="T47">login</text:span><text:span text:style-name="T46"> | </text:span><text:span text:style-name="T48">message size</text:span><text:span text:style-name="T44"> | </text:span><text:span text:style-name="T48">message</text:span><text:span text:style-name="T44"> |</text:span></text:p>
      <text:p text:style-name="P10"/>
      <text:p text:style-name="P18"><text:span text:style-name="T42">Then the server broadcast </text:span><text:span text:style-name="T43">it</text:span><text:span text:style-name="T42"> </text:span><text:span text:style-name="T43">for</text:span><text:span text:style-name="T42"> each connected users.</text:span></text:p>
      <text:p text:style-name="P15"><text:span text:style-name="T43">F</text:span><text:span text:style-name="T39">inally the clients catch and decode it to have the message and the sender’s nickname. </text:span></text:p>
      <text:p text:style-name="P8"/>
      <text:h text:style-name="P106" text:outline-level="2"><text:bookmark-start text:name="__RefHeading___Toc1716_49307221"/>Send a private message<text:bookmark-end text:name="__RefHeading___Toc1716_49307221"/></text:h>
      <text:p text:style-name="P22"><text:span text:style-name="T12">To send a private message, an user need to be connected </text:span><text:span text:style-name="T17">on the server and be aware of the other user's nickname</text:span><text:span text:style-name="T12">. If it have these two conditions, the client can send a private message on the private connection </text:span><text:span text:style-name="T13">with the code </text:span><text:span text:style-name="T14">4</text:span><text:span text:style-name="T12">. </text:span><text:span text:style-name="T13">(For more detailed description, refer to the </text:span><text:a xlink:type="simple" xlink:href="#2.4.One-to-one communication|outline" text:style-name="Internet_20_link" text:visited-style-name="Visited_20_Internet_20_Link"><text:span text:style-name="T75">section 2.4 One-to-One communication</text:span></text:a><text:span text:style-name="T13">)</text:span></text:p>
      <text:p text:style-name="P80"><text:s/></text:p>
      <text:p text:style-name="P93"><text:span text:style-name="T70"><text:s/>Byte <text:s text:c="5"/></text:span><text:span text:style-name="T111">Int <text:s text:c="3"/></text:span><text:span text:style-name="T70">String <text:s text:c="4"/></text:span><text:span text:style-name="T112">Int <text:s text:c="6"/>String <text:s text:c="4"/></text:span><text:span text:style-name="T116">Int <text:s text:c="4"/>String</text:span></text:p>
      <text:p text:style-name="P87"><text:span text:style-name="T115">+</text:span><text:span text:style-name="T111">-</text:span>--<text:span text:style-name="T113">+</text:span>------------<text:span text:style-name="T116">+</text:span>-----<text:span text:style-name="T116">+</text:span>------------<text:span text:style-name="T116">+</text:span>----------<text:span text:style-name="T116">+</text:span>--------<text:span text:style-name="T116">+</text:span><text:span text:style-name="T111">---------</text:span><text:span text:style-name="T116">+</text:span></text:p>
      <text:p text:style-name="P95"><text:span text:style-name="T24">| </text:span><text:span text:style-name="T27">5</text:span><text:span text:style-name="T24"> | </text:span><text:span text:style-name="T25">exp_l</text:span><text:span text:style-name="T21">_size |</text:span><text:span text:style-name="T20"> </text:span><text:span text:style-name="T25">exp</text:span><text:span text:style-name="T24"> | </text:span><text:span text:style-name="T26">rcv</text:span><text:span text:style-name="T25">_l</text:span><text:span text:style-name="T21">_size | </text:span><text:span text:style-name="T26">receiver</text:span><text:span text:style-name="T21"> | </text:span><text:span text:style-name="T25">m_size | message |</text:span></text:p>
      <text:p text:style-name="P78"/>
      <text:p text:style-name="P78"/>
      <text:p text:style-name="P78">The server at the reception of the packet checks if the recipient's login is correct, if this is the case it sends the packet to the recipient afterwards.</text:p>
      <text:h text:style-name="P104" text:outline-level="1"><text:bookmark-start text:name="__RefHeading___Toc1222_2840222820"/>Normal Termination<text:bookmark-end text:name="__RefHeading___Toc1222_2840222820"/></text:h>
      <text:p text:style-name="P25"><text:span text:style-name="T125">The client is responsible for the termination. </text:span><text:span text:style-name="T123">When a client want to end the connection with ChatOs server, it close </text:span><text:span text:style-name="T6">all</text:span><text:span text:style-name="T123"> the connections which it is involved. That implies, the public connection and all privates connections. The others clients having a connection with him will be notified </text:span><text:span text:style-name="T6">of</text:span><text:span text:style-name="T123"> his departure.</text:span></text:p>
      <text:p text:style-name="P24"/>
      <text:h text:style-name="P103" text:outline-level="1"><text:bookmark-start text:name="__RefHeading___Toc1224_2840222820"/>Premature Termination<text:bookmark-end text:name="__RefHeading___Toc1224_2840222820"/></text:h>
      <text:p text:style-name="P114">A premature termination will be occurred in some cases:</text:p>
      <text:p text:style-name="P24">- <text:span text:style-name="T123">When a client send a message or a file request without authentication with the server. In this case, the server send an </text:span><text:span text:style-name="T7">ERROR</text:span><text:span text:style-name="T123"> </text:span><text:span text:style-name="T7">packet</text:span><text:span text:style-name="T123"> and the </text:span><text:span text:style-name="T124">TCP connection </text:span><text:span text:style-name="T7">is</text:span><text:span text:style-name="T124"> closed.</text:span></text:p>
      <text:p text:style-name="P26">- <text:span text:style-name="T126">When a client </text:span><text:span text:style-name="T8">has been inactive for more than 5 minutes he is disconnected. </text:span><text:span text:style-name="T6">The others clients having a connection with </text:span><text:span text:style-name="T9">this client</text:span><text:span text:style-name="T6"> will be notified of his departure. </text:span><text:span text:style-name="T9">The server send an ERROR packet and the TCP connection is closed.</text:span></text:p>
      <text:h text:style-name="P104" text:outline-level="1"><text:bookmark-start text:name="__RefHeading___Toc1352_1475481904"/><text:span text:style-name="T18"><text:s/></text:span><text:span text:style-name="T19">Known concerns</text:span><text:bookmark-end text:name="__RefHeading___Toc1352_1475481904"/></text:h>
      <text:p text:style-name="P61"/>
      <text:h text:style-name="Heading_20_2" text:outline-level="2"><text:bookmark-start text:name="__RefHeading___Toc1354_1475481904"/>identification<text:bookmark-end text:name="__RefHeading___Toc1354_1475481904"/></text:h>
      <text:p text:style-name="P61"/>
      <text:p text:style-name="P63">Since the lifetime of a pseudonym for the client depends on the duration of its connection to the server, it is easy once the connection is closed to usurp the pseudonym by connecting from a new address but with the same name. </text:p>
      <text:p text:style-name="P63"/>
      <text:p text:style-name="P63">From the server's point of view, the client will not be the same because the name/address:port association is different, but as some of this information is hidden from other clients, they will only have access to the usurper's nickname and will not be able to tell the difference.</text:p>
      <text:p text:style-name="P61"/>
      <text:p text:style-name="P61">To overcome this problem, we would have to implement an SSL/TLS handshake protocol, but the goal of the chatOs protocol is to be simple to implement, which is why we do not use this type of security protocol.</text:p>
      <text:p text:style-name="P61"/>
      <text:p text:style-name="P57"/>
      <text:p text:style-name="P62"/>
      <text:p text:style-name="P62"/>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3/13/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10</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3-13T23:57:07.926631657</dc:date>
    <meta:print-date>2004-10-22T22:03:00</meta:print-date>
    <meta:editing-cycles>181</meta:editing-cycles>
    <meta:editing-duration>P1DT1H56M45S</meta:editing-duration>
    <meta:generator>LibreOffice/6.4.6.2$Linux_X86_64 LibreOffice_project/40$Build-2</meta:generator>
    <meta:document-statistic meta:table-count="0" meta:image-count="0" meta:object-count="0" meta:page-count="10" meta:paragraph-count="145" meta:word-count="1791" meta:character-count="11244" meta:non-whitespace-character-count="8797"/>
  </office:meta>
</office:document-meta>
</file>